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]/[.D4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]/[.D5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6]/[.D6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D7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D8]" office:value-type="string" office:string-value="" calcext:value-type="error">
            <text:p>#DIV/0!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F9]/[.D9]" office:value-type="string" office:string-value="" calcext:value-type="error">
            <text:p>#DIV/0!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4]-[.D2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5]-[.D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6]-[.D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8]-[.D2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 - [.H3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1]-[.D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1] - [.H3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2]-[.D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2] - [.H3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 - [.H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4] - [.H3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5] - [.H3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6] - [.H3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7] - [.H3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8]-[.D3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8] - [.H3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9] - [.H3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40] - [.H4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41] - [.H4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 - [.H4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 - [.H4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4] - [.H4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5] - [.H4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6] - [.H4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7]-[.D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7] - [.H4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8] - [.H4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9]-[.D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9] - [.H49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50]-[.D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50] - [.H5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51]-[.D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51] - [.H51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2]-[.D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2] - [.H52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3]-[.D52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3] - [.H53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4]-[.D5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4] - [.H54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5]-[.D5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0:26:50.5853551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5-13T22:45:40.775573157</dc:date>
    <meta:editing-duration>P7DT5H4M54S</meta:editing-duration>
    <meta:editing-cycles>76</meta:editing-cycles>
    <meta:generator>LibreOffice/6.1.5.2$Linux_X86_64 LibreOffice_project/10$Build-2</meta:generator>
    <meta:document-statistic meta:table-count="1" meta:cell-count="795" meta:object-count="0"/>
  </office:meta>
</office:document-meta>
</file>